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RED</text:p>
          </table:table-cell>
          <table:table-cell office:value-type="string">
            <text:p>SALWEY Oberrotwei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1</text:p>
          </table:table-cell>
          <table:table-cell office:value-type="string"/>
          <table:table-cell office:value-type="string">
            <text:p>Pinot Nero De Silva Private Reserv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WHITE</text:p>
          </table:table-cell>
          <table:table-cell office:value-type="string">
            <text:p>LÖWENGANG, Chardonnay Ris. Weingut Alois Laged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RED</text:p>
          </table:table-cell>
          <table:table-cell office:value-type="string">
            <text:p>RAMUS Cabernet-Merlot Riserva, Weingut Rit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0</text:p>
          </table:table-cell>
          <table:table-cell office:value-type="string"/>
          <table:table-cell office:value-type="string">
            <text:p>Kalterer See Kunststück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1</text:p>
          </table:table-cell>
          <table:table-cell office:value-type="string"/>
          <table:table-cell office:value-type="string">
            <text:p>Kalterer See Kunststück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7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8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9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WHITE</text:p>
          </table:table-cell>
          <table:table-cell office:value-type="string">
            <text:p>CHARDONNAY Feld, Steflhof Georg Andergass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18</text:p>
          </table:table-cell>
          <table:table-cell office:value-type="string">
            <text:p>RED</text:p>
          </table:table-cell>
          <table:table-cell office:value-type="string">
            <text:p>Puntay, Pinot Nero Riserva, Kellerei Kaltern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RED</text:p>
          </table:table-cell>
          <table:table-cell office:value-type="string">
            <text:p>Cabernet ISTRICE CB Riserva Weingut Elena Wal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RED</text:p>
          </table:table-cell>
          <table:table-cell office:value-type="string">
            <text:p>LAGREIN PRESTIGE, Kellerei Boz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RED</text:p>
          </table:table-cell>
          <table:table-cell office:value-type="string">
            <text:p>MERLOT Roan, Steflhof, Weingut Georg Andergass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RED</text:p>
          </table:table-cell>
          <table:table-cell office:value-type="string">
            <text:p>LOAM, CS-ME, Riserva, Kellerei Trami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RED</text:p>
          </table:table-cell>
          <table:table-cell office:value-type="string">
            <text:p>Cote De Nuits-Villages Le Fourmeau, Dom. Michel Mallar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WHITE</text:p>
          </table:table-cell>
          <table:table-cell office:value-type="string">
            <text:p>SALWEY, Weissburgunder Reserve Oberrotweiler GG Steingubenberg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WHITE</text:p>
          </table:table-cell>
          <table:table-cell office:value-type="string">
            <text:p>Riesling trocken Rotschiefer, Sorentberg, Mosel (D/I) Kellerei Castelfed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WHITE</text:p>
          </table:table-cell>
          <table:table-cell office:value-type="string">
            <text:p>Riesling trocken Gut Hermannsberg GG Altenbamberger Rotenber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172</text:p>
          </table:table-cell>
          <table:table-cell office:value-type="string"/>
          <table:table-cell office:value-type="string">
            <text:p>Franciacorta, DOCG Brut Armonia,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kva43xd1h2j7bw9bk</text:p>
          </table:table-cell>
          <table:table-cell office:value-type="string">
            <text:p>SPARKLING</text:p>
          </table:table-cell>
          <table:table-cell office:value-type="string">
            <text:p>Franciacorta Armonia Brut</text:p>
          </table:table-cell>
          <table:table-cell office:value-type="string">
            <text:p>Le Cantorie</text:p>
          </table:table-cell>
          <table:table-cell office:value-type="float" office:value="48.58131">
            <text:p>48.58131</text:p>
          </table:table-cell>
        </table:table-row>
        <table:table-row>
          <table:table-cell office:value-type="string">
            <text:p>173</text:p>
          </table:table-cell>
          <table:table-cell office:value-type="string"/>
          <table:table-cell office:value-type="string">
            <text:p>Franciacorta DOCG Brut Armonia,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kva43xd1h2j7bw9bk</text:p>
          </table:table-cell>
          <table:table-cell office:value-type="string">
            <text:p>SPARKLING</text:p>
          </table:table-cell>
          <table:table-cell office:value-type="string">
            <text:p>Franciacorta Armonia Brut</text:p>
          </table:table-cell>
          <table:table-cell office:value-type="string">
            <text:p>Le Cantorie</text:p>
          </table:table-cell>
          <table:table-cell office:value-type="float" office:value="48.58131">
            <text:p>48.58131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RED</text:p>
          </table:table-cell>
          <table:table-cell office:value-type="string">
            <text:p>PLANTIES Rot, Cabernet Cortis, St. Quirinus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rrey1nanbd83c82r37w74</text:p>
          </table:table-cell>
          <table:table-cell office:value-type="string">
            <text:p>RED</text:p>
          </table:table-cell>
          <table:table-cell office:value-type="string">
            <text:p>Planties Rot Bio</text:p>
          </table:table-cell>
          <table:table-cell office:value-type="string">
            <text:p>St Quirinus</text:p>
          </table:table-cell>
          <table:table-cell office:value-type="float" office:value="54.69595">
            <text:p>54.69595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RED</text:p>
          </table:table-cell>
          <table:table-cell office:value-type="string">
            <text:p>PLANTIES Rot, Cabernet Cortis, Weingut St. Quirinus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rrey1nanbd83c82r37w74</text:p>
          </table:table-cell>
          <table:table-cell office:value-type="string">
            <text:p>RED</text:p>
          </table:table-cell>
          <table:table-cell office:value-type="string">
            <text:p>Planties Rot Bio</text:p>
          </table:table-cell>
          <table:table-cell office:value-type="string">
            <text:p>St Quirinus</text:p>
          </table:table-cell>
          <table:table-cell office:value-type="float" office:value="54.69595">
            <text:p>54.695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